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25c36"/>
    </style:style>
    <style:style style:name="P2" style:family="paragraph" style:parent-style-name="Preformatted_20_Text">
      <style:paragraph-properties fo:orphans="1" style:writing-mode="lr-tb"/>
      <style:text-properties officeooo:paragraph-rsid="00025c36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25c36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025c36"/>
    </style:style>
    <style:style style:name="P5" style:family="paragraph" style:parent-style-name="Preformatted_20_Text">
      <style:paragraph-properties fo:orphans="1"/>
      <style:text-properties officeooo:paragraph-rsid="00025c36"/>
    </style:style>
    <style:style style:name="P6" style:family="paragraph" style:parent-style-name="Text_20_body">
      <style:paragraph-properties fo:orphans="1"/>
      <style:text-properties officeooo:paragraph-rsid="00025c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9: Computing Tension Gradient Correction for Mass Discrepancy</text:span></text:p>
      <text:p text:style-name="P2"/>
      <text:p text:style-name="P2"><text:span text:style-name="Source_20_Text"># Compute the energy difference (tension gradient) between COM predictions and real particle masses</text:span></text:p>
      <text:p text:style-name="P2"><text:span text:style-name="Source_20_Text">tension_gradient = {</text:span></text:p>
      <text:p text:style-name="P2"><text:span text:style-name="Source_20_Text"><text:s text:c="4"/>particle: abs(mass - mass_alignment[particle]) for particle, mass in particle_masses.items()</text:span></text:p>
      <text:p text:style-name="P2"><text:span text:style-name="Source_20_Text">}</text:span></text:p>
      <text:p text:style-name="P2"/>
      <text:p text:style-name="P2"><text:span text:style-name="Source_20_Text"># Compute tension gradient as a percentage of total energy</text:span></text:p>
      <text:p text:style-name="P2"><text:span text:style-name="Source_20_Text">tension_percentage = {</text:span></text:p>
      <text:p text:style-name="P2"><text:span text:style-name="Source_20_Text"><text:s text:c="4"/>particle: (tension_gradient[particle] / mass) * 100 for particle, mass in particle_masses.items()</text:span></text:p>
      <text:p text:style-name="P2"><text:span text:style-name="Source_20_Text">}</text:span></text:p>
      <text:p text:style-name="P2"/>
      <text:p text:style-name="P2"><text:span text:style-name="Source_20_Text"># Return tension gradient values and their percentage contributions</text:span></text:p>
      <text:p text:style-name="P3"><text:span text:style-name="Source_20_Text">tension_gradient, tension_percentage</text:span></text:p>
      <text:p text:style-name="P6">Result</text:p>
      <text:p text:style-name="P5">({'Electron': 8.187099999999077e-14,</text:p>
      <text:p text:style-name="P5"><text:s text:c="2"/>'Up Quark': 1.0999999999990763e-14,</text:p>
      <text:p text:style-name="P5"><text:s text:c="2"/>'Down Quark': 2.3999999999990763e-14,</text:p>
      <text:p text:style-name="P5"><text:s text:c="2"/>'Neutrino (upper limit)': 3.1999999076297236e-19,</text:p>
      <text:p text:style-name="P5"><text:s text:c="2"/>'Muon': 1.692799999999999e-11,</text:p>
      <text:p text:style-name="P5"><text:s text:c="2"/>'Tau': 2.8464e-10},</text:p>
      <text:p text:style-name="P5"><text:s/>{'Electron': 99.99999999998872,</text:p>
      <text:p text:style-name="P5"><text:s text:c="2"/>'Up Quark': 99.99999999991603,</text:p>
      <text:p text:style-name="P5"><text:s text:c="2"/>'Down Quark': 99.99999999996152,</text:p>
      <text:p text:style-name="P5"><text:s text:c="2"/>'Neutrino (upper limit)': 99.99999711342888,</text:p>
      <text:p text:style-name="P5"><text:s text:c="2"/>'Muon': 99.99999999999994,</text:p>
      <text:p text:style-name="P4"><text:s text:c="2"/>'Tau': 100.0}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4:16:26.702370862</meta:creation-date>
    <dc:date>2025-02-09T04:18:40.629216357</dc:date>
    <meta:editing-duration>PT2M14S</meta:editing-duration>
    <meta:editing-cycles>1</meta:editing-cycles>
    <meta:document-statistic meta:table-count="0" meta:image-count="0" meta:object-count="0" meta:page-count="1" meta:paragraph-count="24" meta:word-count="106" meta:character-count="979" meta:non-whitespace-character-count="868"/>
    <meta:generator>LibreOffice/24.2.7.2$Linux_X86_64 LibreOffice_project/420$Build-2</meta:generator>
  </office:meta>
</office:document-meta>
</file>